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E00000374863039024526C329.png" manifest:media-type="image/png"/>
  <manifest:file-entry manifest:full-path="Pictures/100000000000026A0000006F3BFF321B42CD5A55.png" manifest:media-type="image/png"/>
  <manifest:file-entry manifest:full-path="Pictures/10000000000002E00000027850838F40D7C0A37C.png" manifest:media-type="image/png"/>
  <manifest:file-entry manifest:full-path="Pictures/10000000000004920000005102A1E2C9D9EFA97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26cm"/>
      <style:paragraph-properties style:writing-mode="lr-tb"/>
    </style:style>
    <style:style style:name="pr8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12.687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Regular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text-align="center" fo:text-indent="0cm" style:writing-mode="lr-tb"/>
      <style:text-properties fo:font-variant="normal" fo:text-transform="none" fo:color="#2c3e50" style:text-outline="false" style:text-line-through-style="none" style:text-line-through-type="none" style:font-name="Noto Sans Regular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.997cm" svg:x="0.999cm" svg:y="0.626cm" presentation:class="title" presentation:user-transformed="true">
          <draw:text-box>
            <text:p text:style-name="P1"><text:span text:style-name="T1">Projekt rt21</text:span></text:p>
          </draw:text-box>
        </draw:frame>
        <draw:frame presentation:style-name="pr2" draw:text-style-name="P5" draw:layer="layout" svg:width="26cm" svg:height="10.5cm" svg:x="0.999cm" svg:y="4.123cm">
          <draw:text-box>
            <text:p text:style-name="P3"><text:span text:style-name="T2">David Slatinek</text:span></text:p>
            <text:p text:style-name="P4"><text:span text:style-name="T2">Marcel Iskrač</text:span></text:p>
            <text:p text:style-name="P4"><text:span text:style-name="T2">Marko Hirš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0.999cm" svg:y="0.626cm" presentation:class="title" presentation:user-transformed="true">
          <draw:text-box>
            <text:p>Strežnik</text:p>
          </draw:text-box>
        </draw:frame>
        <draw:frame presentation:style-name="pr5" draw:text-style-name="P7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>Heroku</text:p>
              </text:list-item>
              <text:list-item>
                <text:p>Docker</text:p>
              </text:list-item>
            </text:list>
          </draw:text-box>
        </draw:frame>
        <draw:frame draw:style-name="gr2" draw:text-style-name="P8" draw:layer="layout" svg:width="26.6cm" svg:height="1.937cm" svg:x="0.999cm" svg:y="7.463cm">
          <draw:image xlink:href="Pictures/10000000000004920000005102A1E2C9D9EFA9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 text:style-name="P7">Podatkovna baza</text:p>
          </draw:text-box>
        </draw:frame>
        <draw:frame presentation:style-name="pr7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MongoDB</text:p>
              </text:list-item>
              <text:list-item>
                <text:p text:style-name="P7">MongoDB Atlas</text:p>
              </text:list-item>
            </text:list>
          </draw:text-box>
        </draw:frame>
        <draw:frame draw:style-name="gr3" draw:text-style-name="P8" draw:layer="layout" svg:width="12.227cm" svg:height="10.499cm" svg:x="14.549cm" svg:y="4.123cm" presentation:class="graphic" presentation:user-transformed="true">
          <draw:image xlink:href="Pictures/10000000000002E00000027850838F40D7C0A3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API</text:p>
          </draw:text-box>
        </draw:frame>
        <draw:frame presentation:style-name="pr8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Python, ogrodje flask</text:p>
              </text:list-item>
              <text:list-item>
                <text:p text:style-name="P7">REST API, JSON</text:p>
              </text:list-item>
              <text:list-item>
                <text:p text:style-name="P7">API ključ</text:p>
              </text:list-item>
              <text:list-item>
                <text:p text:style-name="P7">CRUD</text:p>
              </text:list-item>
            </text:list>
          </draw:text-box>
        </draw:frame>
        <draw:frame draw:style-name="gr3" draw:text-style-name="P8" draw:layer="layout" svg:width="12.687cm" svg:height="2.278cm" svg:x="14.32cm" svg:y="8.234cm" presentation:class="graphic">
          <draw:image xlink:href="Pictures/100000000000026A0000006F3BFF321B42CD5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Android aplikacija</text:p>
          </draw:text-box>
        </draw:frame>
        <draw:frame presentation:style-name="pr10" draw:text-style-name="P7" draw:layer="layout" svg:width="12.687cm" svg:height="10.5cm" svg:x="0.999cm" svg:y="4.123cm" presentation:class="outline">
          <draw:text-box>
            <text:list text:style-name="L2">
              <text:list-item>
                <text:p>Java</text:p>
              </text:list-item>
              <text:list-item>
                <text:p>Zajemanje podatkov</text:p>
              </text:list-item>
              <text:list-item>
                <text:p>OpenCV</text:p>
              </text:list-item>
            </text:list>
          </draw:text-box>
        </draw:frame>
        <draw:frame draw:style-name="gr3" draw:text-style-name="P8" draw:layer="layout" svg:width="5.486cm" svg:height="10.5cm" svg:x="17.921cm" svg:y="4.123cm" presentation:class="graphic">
          <draw:image xlink:href="Pictures/10000201000001CE00000374863039024526C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Spletna stran</text:p>
          </draw:text-box>
        </draw:frame>
        <draw:frame presentation:style-name="pr10" draw:text-style-name="P7" draw:layer="layout" svg:width="26cm" svg:height="10.5cm" svg:x="0.999cm" svg:y="4.123cm" presentation:class="outline">
          <draw:text-box>
            <text:list text:style-name="L2">
              <text:list-item>
                <text:p text:style-name="P7">Node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20:48.795023012</meta:creation-date>
    <meta:editing-duration>PT25M49S</meta:editing-duration>
    <meta:editing-cycles>14</meta:editing-cycles>
    <meta:generator>LibreOffice/6.4.7.2$Linux_X86_64 LibreOffice_project/40$Build-2</meta:generator>
    <dc:title>Midnightblue</dc:title>
    <dc:date>2021-05-20T20:01:34.423756055</dc:date>
    <meta:document-statistic meta:object-count="74"/>
  </office:meta>
</office:document-meta>
</file>